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1pt" style:font-size-asian="11pt" style:font-size-complex="11pt"/>
    </style:style>
    <style:style style:name="P4" style:family="paragraph" style:parent-style-name="Standard">
      <style:paragraph-properties fo:text-align="justify" style:justify-single-word="false"/>
      <style:text-properties fo:font-size="11pt" style:font-size-asian="11pt" style:font-size-complex="11pt"/>
    </style:style>
    <style:style style:name="P5" style:family="paragraph" style:parent-style-name="Standard">
      <style:paragraph-properties fo:text-align="justify" style:justify-single-word="false"/>
    </style:style>
    <style:style style:name="P6" style:family="paragraph" style:parent-style-name="Standard">
      <style:paragraph-properties fo:line-height="0.1665in"/>
    </style:style>
    <style:style style:name="P7" style:family="paragraph" style:parent-style-name="Standard">
      <style:paragraph-properties fo:line-height="0.1665in" fo:text-align="justify" style:justify-single-word="false"/>
    </style:style>
    <style:style style:name="P8" style:family="paragraph" style:parent-style-name="Standard">
      <style:paragraph-properties fo:line-height="0.1665in"/>
      <style:text-properties fo:font-style="italic" style:font-style-asian="italic"/>
    </style:style>
    <style:style style:name="P9" style:family="paragraph" style:parent-style-name="Standard">
      <style:paragraph-properties fo:padding-left="0in" fo:padding-right="0in" fo:padding-top="0in" fo:padding-bottom="0.4307in" fo:border-left="none" fo:border-right="none" fo:border-top="none" fo:border-bottom="0.0138in solid #000000"/>
    </style:style>
    <style:style style:name="P10" style:family="paragraph" style:parent-style-name="Standard">
      <style:paragraph-properties fo:padding-left="0in" fo:padding-right="0in" fo:padding-top="0in" fo:padding-bottom="0.4307in" fo:border-left="none" fo:border-right="none" fo:border-top="none" fo:border-bottom="0.0138in solid #000000"/>
      <style:text-properties fo:font-size="11pt" style:font-size-asian="11pt" style:font-size-complex="11pt"/>
    </style:style>
    <style:style style:name="P11" style:family="paragraph" style:parent-style-name="Standard">
      <style:paragraph-properties fo:text-align="justify" style:justify-single-word="false" fo:padding-left="0in" fo:padding-right="0in" fo:padding-top="0in" fo:padding-bottom="0.4307in" fo:border-left="none" fo:border-right="none" fo:border-top="none" fo:border-bottom="0.0138in solid #000000"/>
    </style:style>
    <style:style style:name="P12" style:family="paragraph" style:parent-style-name="Standard">
      <style:paragraph-properties fo:padding-left="0in" fo:padding-right="0in" fo:padding-top="0in" fo:padding-bottom="0.4307in" fo:border-left="none" fo:border-right="none" fo:border-top="none" fo:border-bottom="0.0138in solid #000000"/>
      <style:text-properties style:font-name="Courier New" fo:font-size="11pt" style:font-size-asian="11pt" style:font-name-complex="Courier New" style:font-size-complex="11pt"/>
    </style:style>
    <style:style style:name="P13" style:family="paragraph" style:parent-style-name="Standard">
      <style:paragraph-properties fo:margin-left="0.1252in" fo:margin-right="0in" fo:text-indent="-0.1252in" style:auto-text-indent="false" fo:padding-left="0in" fo:padding-right="0in" fo:padding-top="0in" fo:padding-bottom="0.4307in" fo:border-left="none" fo:border-right="none" fo:border-top="none" fo:border-bottom="0.0138in solid #000000"/>
    </style:style>
    <style:style style:name="P14" style:family="paragraph" style:parent-style-name="Standard">
      <style:paragraph-properties fo:margin-left="0.1252in" fo:margin-right="0in" fo:text-indent="-0.1252in" style:auto-text-indent="false" fo:padding-left="0in" fo:padding-right="0in" fo:padding-top="0in" fo:padding-bottom="0.4307in" fo:border-left="none" fo:border-right="none" fo:border-top="none" fo:border-bottom="0.0138in solid #000000"/>
      <style:text-properties fo:font-size="11pt" style:font-size-asian="11pt" style:font-size-complex="11pt"/>
    </style:style>
    <style:style style:name="P15" style:family="paragraph" style:parent-style-name="Standard">
      <style:paragraph-properties fo:margin-left="0.1252in" fo:margin-right="0in" fo:text-indent="-0.1252in" style:auto-text-indent="false" fo:padding-left="0in" fo:padding-right="0in" fo:padding-top="0in" fo:padding-bottom="0.4307in" fo:border-left="none" fo:border-right="none" fo:border-top="none" fo:border-bottom="0.0138in solid #000000"/>
      <style:text-properties fo:font-size="14pt" style:font-size-asian="14pt" style:font-size-complex="14pt"/>
    </style:style>
    <style:style style:name="P16" style:family="paragraph" style:parent-style-name="Standard">
      <style:paragraph-properties fo:margin-left="0.1874in" fo:margin-right="0in" fo:text-align="justify" style:justify-single-word="false" fo:text-indent="-0.1874in" style:auto-text-indent="false" fo:padding-left="0in" fo:padding-right="0in" fo:padding-top="0in" fo:padding-bottom="0.4307in" fo:border-left="none" fo:border-right="none" fo:border-top="none" fo:border-bottom="0.0138in solid #000000"/>
    </style:style>
    <style:style style:name="P17" style:family="paragraph" style:parent-style-name="Standard">
      <style:paragraph-properties fo:text-align="center" style:justify-single-word="false" fo:break-before="page"/>
      <style:text-properties fo:font-size="14pt" style:font-size-asian="14pt" style:font-size-complex="14pt"/>
    </style:style>
    <style:style style:name="P18" style:family="paragraph" style:parent-style-name="Standard">
      <style:paragraph-properties fo:margin-left="0.25in" fo:margin-right="0in" fo:line-height="0.1665in" fo:text-indent="0in" style:auto-text-indent="false"/>
    </style:style>
    <style:style style:name="P19" style:family="paragraph" style:parent-style-name="Standard" style:master-page-name="Standard">
      <style:paragraph-properties style:page-number="auto"/>
    </style:style>
    <style:style style:name="T1" style:family="text">
      <style:text-properties fo:font-size="16pt" style:font-size-asian="16pt" style:font-size-complex="16pt"/>
    </style:style>
    <style:style style:name="T2" style:family="text">
      <style:text-properties style:font-name="Times New Roman" fo:font-size="12pt" style:font-size-asian="12pt" style:font-name-complex="Times New Roman" style:font-size-complex="12pt"/>
    </style:style>
    <style:style style:name="T3" style:family="text">
      <style:text-properties fo:font-size="11pt" style:font-size-asian="11pt" style:font-size-complex="11pt"/>
    </style:style>
    <style:style style:name="T4" style:family="text">
      <style:text-properties fo:font-size="11pt" fo:font-style="italic" style:font-size-asian="11pt" style:font-style-asian="italic" style:font-size-complex="11pt"/>
    </style:style>
    <style:style style:name="T5" style:family="text">
      <style:text-properties fo:font-size="14pt" style:font-size-asian="14pt" style:font-size-complex="14pt"/>
    </style:style>
    <style:style style:name="T6" style:family="text">
      <style:text-properties style:font-name="Courier New" fo:font-size="11pt" style:font-size-asian="11pt" style:font-name-complex="Courier New" style:font-size-complex="11pt"/>
    </style:style>
    <style:style style:name="T7" style:family="text">
      <style:text-properties style:font-name="Courier New" fo:font-size="10pt" style:font-size-asian="10pt" style:font-name-complex="Courier New" style:font-size-complex="10pt"/>
    </style:style>
    <style:style style:name="T8" style:family="text">
      <style:text-properties style:font-name="Courier New" fo:font-size="10pt" fo:font-weight="bold" style:font-size-asian="10pt" style:font-weight-asian="bold" style:font-name-complex="Courier New" style:font-size-complex="10pt"/>
    </style:style>
    <style:style style:name="T9" style:family="text">
      <style:text-properties fo:font-weight="bold" style:font-weight-asian="bold"/>
    </style:style>
    <style:style style:name="T10" style:family="text">
      <style:text-properties style:text-underline-style="solid" style:text-underline-width="auto" style:text-underline-color="font-color"/>
    </style:style>
    <style:style style:name="T11" style:family="text">
      <style:text-properties fo:color="#000000" style:font-name="Courier New" fo:font-size="10pt" style:font-size-asian="10pt" style:font-name-complex="Courier New" style:font-size-complex="10pt"/>
    </style:style>
    <style:style style:name="T12" style:family="text">
      <style:text-properties fo:color="#fa6400" style:font-name="Courier New" fo:font-size="10pt" style:font-size-asian="10pt" style:font-name-complex="Courier New" style:font-size-complex="10pt"/>
    </style:style>
    <style:style style:name="T13" style:family="text">
      <style:text-properties fo:color="#0000ff" style:font-name="Courier New" fo:font-size="10pt" style:font-size-asian="10pt" style:font-name-complex="Courier New"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CSC 161</text:p>
      <text:p text:style-name="P1">Linked List Lab</text:p>
      <text:p text:style-name="P1"/>
      <text:p text:style-name="P1"/>
      <text:p text:style-name="Plain_20_Text"><text:span text:style-name="T2">These exercises will use the floating-point </text:span><text:span text:style-name="T3">LList</text:span><text:span text:style-name="T2"> class introduced in class.</text:span><text:span text:style-name="T3"> </text:span></text:p>
      <text:p text:style-name="P2"/>
      <text:p text:style-name="P2"/>
      <text:p text:style-name="P2">Exercise 1: Using Linked List Functions</text:p>
      <text:p text:style-name="P9"/>
      <text:p text:style-name="P13">1. Copy the <text:span text:style-name="T6">LListLab</text:span> folder from the class <text:span text:style-name="T7">K:</text:span> drive common area <text:span text:style-name="T6">Labs</text:span> folder to your own K: drive <text:span text:style-name="T6">Labs</text:span> folder. <text:s/></text:p>
      <text:p text:style-name="P14"/>
      <text:p text:style-name="P13"><text:span text:style-name="T3">2. Open the file named </text:span><text:span text:style-name="T7">LList.java</text:span><text:span text:style-name="T3"> and write the Java code needed to complete each of the </text:span><text:span text:style-name="T7">LList</text:span><text:span text:style-name="T3"> class methods. </text:span></text:p>
      <text:p text:style-name="P14"/>
      <text:p text:style-name="P13"><text:span text:style-name="T3">3. Once your code compiles, test it by compiling and running the program found in </text:span><text:span text:style-name="T6">useLL.java</text:span><text:span text:style-name="T3">. <text:s/>Look carefully at the output to make sure it is correct.</text:span></text:p>
      <text:p text:style-name="P14"/>
      <text:p text:style-name="P13"><text:span text:style-name="T3">4. Hand in your </text:span><text:span text:style-name="T7">LList.java</text:span><text:span text:style-name="T3"> source code and the output from running </text:span><text:span text:style-name="T7">useLL.java</text:span><text:span text:style-name="T3">.</text:span></text:p>
      <text:p text:style-name="P14"/>
      <text:p text:style-name="P15"/>
      <text:p text:style-name="P15">Exercise 2: Examining Code for the LList Class Methods</text:p>
      <text:p text:style-name="P15"/>
      <text:p text:style-name="P10">Answer the following questions. If you are not sure of an answer, run a test to see what happens.</text:p>
      <text:p text:style-name="P10"/>
      <text:p text:style-name="P10"/>
      <text:p text:style-name="P9"><text:span text:style-name="T3">1. What will happen if the </text:span><text:span text:style-name="T6">remove</text:span><text:span text:style-name="T3"> method is instructed to remove a value not in the list? </text:span></text:p>
      <text:p text:style-name="P10">The program runs as normal and just does not remove anything. </text:p>
      <text:p text:style-name="P10"/>
      <text:p text:style-name="P10"/>
      <text:p text:style-name="P10"/>
      <text:p text:style-name="P16"><text:span text:style-name="T3">2. Does the </text:span><text:span text:style-name="T6">add</text:span><text:span text:style-name="T3"> function allow duplicate data values to be inserted into the list? <text:s/>For example, if a node containing the data value 38.5 is already in the list, will it allow another node containing 38.5 to be inserted? </text:span></text:p>
      <text:p text:style-name="P14"/>
      <text:p text:style-name="P14">Yes, the list can have multiple data values added at any point. </text:p>
      <text:p text:style-name="P14"/>
      <text:p text:style-name="P14">3. Will the class methods work correctly if integers are put into the list instead of floating-point numbers?</text:p>
      <text:p text:style-name="P14">Yes they will just be converted to floating-point numbers.</text:p>
      <text:p text:style-name="P14"/>
      <text:p text:style-name="P13"><text:span text:style-name="T3">4. What will happen if the </text:span><text:span text:style-name="T6">destroyList</text:span><text:span text:style-name="T3"> method is run and the list is already empty? </text:span></text:p>
      <text:p text:style-name="P14">The program runs fine the list is never made. </text:p>
      <text:p text:style-name="P14"/>
      <text:p text:style-name="P14"/>
      <text:p text:style-name="P16"><text:span text:style-name="T3">5. After the </text:span><text:span text:style-name="T6">destroyList</text:span><text:span text:style-name="T3"> method is run, does the </text:span><text:span text:style-name="T6">LList</text:span><text:span text:style-name="T3"> object still exist? Can you start adding nodes to it again?</text:span></text:p>
      <text:p text:style-name="P14">Yes, you can add nods to a nonexistent list. </text:p>
      <text:p text:style-name="P14"/>
      <text:p text:style-name="P14"/>
      <text:p text:style-name="P14"><text:soft-page-break/></text:p>
      <text:p text:style-name="P14"/>
      <text:p text:style-name="P14"/>
      <text:p text:style-name="P14"/>
      <text:p text:style-name="P15">Exercise 3: Testing LList Class Methods </text:p>
      <text:p text:style-name="P15"/>
      <text:p text:style-name="P15"/>
      <text:p text:style-name="P11">Using the <text:span text:style-name="T6">useLL.java</text:span> file as a model, make up a set of good test cases to test the other methods in your <text:span text:style-name="T6">LList</text:span> class. Name the file <text:span text:style-name="T6">useLL2.java</text:span>. Make sure to test <text:span text:style-name="T6">size</text:span>, <text:span text:style-name="T6">isInList</text:span>, <text:span text:style-name="T6">howMany</text:span>, <text:span text:style-name="T6">removeFront</text:span>, and <text:span text:style-name="T6">destroyList</text:span>. Your output should look like, or similar to, this:</text:p>
      <text:p text:style-name="P9"/>
      <text:p text:style-name="P12">Linked List Lab 3 -- YOUR NAME</text:p>
      <text:p text:style-name="P12"/>
      <text:p text:style-name="P12">Here is the list:</text:p>
      <text:p text:style-name="P12">9 <text:s text:c="3"/>6 <text:s text:c="3"/>6 <text:s text:c="3"/>6 <text:s text:c="3"/>4 <text:s text:c="3"/>2 <text:s text:c="3"/>2</text:p>
      <text:p text:style-name="P12"/>
      <text:p text:style-name="P12">There are 7 values in the list.</text:p>
      <text:p text:style-name="P12"/>
      <text:p text:style-name="P12">9 is in the list.</text:p>
      <text:p text:style-name="P12">4 is in the list.</text:p>
      <text:p text:style-name="P12">2 is in the list.</text:p>
      <text:p text:style-name="P12">5 is not in the list.</text:p>
      <text:p text:style-name="P12"/>
      <text:p text:style-name="P12">The number 9 was found 1 time(s).</text:p>
      <text:p text:style-name="P12">The number 6 was found 3 time(s).</text:p>
      <text:p text:style-name="P12">The number 2 was found 2 time(s).</text:p>
      <text:p text:style-name="P12">The number 7 was found 0 time(s).</text:p>
      <text:p text:style-name="P12"/>
      <text:p text:style-name="P12">Removing the first number in the list.</text:p>
      <text:p text:style-name="P12">The first number in the list was 9</text:p>
      <text:p text:style-name="P12">Now the list contains 6 <text:s text:c="3"/>6 <text:s text:c="3"/>6 <text:s text:c="3"/>4 <text:s text:c="3"/>2 <text:s text:c="3"/>2 </text:p>
      <text:p text:style-name="P12">Now there are 6 values in the list. </text:p>
      <text:p text:style-name="P12"/>
      <text:p text:style-name="P12">Now I will destroy the list.</text:p>
      <text:p text:style-name="P12"/>
      <text:p text:style-name="P12">Here is the list: </text:p>
      <text:p text:style-name="P12">The list is empty.</text:p>
      <text:p text:style-name="P12">There are 0 values in the list.</text:p>
      <text:p text:style-name="P12">6 is not in the list.</text:p>
      <text:p text:style-name="P12">The number 6 was found 0 times.</text:p>
      <text:p text:style-name="P12"/>
      <text:p text:style-name="P12">I am adding 3 to the end of the currently empty list.</text:p>
      <text:p text:style-name="P12">Here is the list:</text:p>
      <text:p text:style-name="P12">3</text:p>
      <text:p text:style-name="P12"/>
      <text:p text:style-name="P12">There are 1 values in the list.</text:p>
      <text:p text:style-name="P12"/>
      <text:p text:style-name="P9"><text:span text:style-name="T3">Hand in your </text:span><text:span text:style-name="T6">useLL2.java</text:span><text:span text:style-name="T3"> source code file and the output from running it.</text:span></text:p>
      <text:p text:style-name="P10"/>
      <text:p text:style-name="P10"/>
      <text:p text:style-name="P10"/>
      <text:p text:style-name="P17">Exercise 4: <text:s/>Creating a Linked List Application – Cycling Numbers</text:p>
      <text:p text:style-name="P3"/>
      <text:p text:style-name="P3"/>
      <text:p text:style-name="P5"><text:span text:style-name="T4">Exercise:</text:span><text:span text:style-name="T3"> Develop a program with a class named </text:span><text:span text:style-name="T6">CycleNums</text:span><text:span text:style-name="T3"> that solves the problem described below. <text:s/>Place the </text:span><text:span text:style-name="T6">CycleNums.java</text:span><text:span text:style-name="T3"> file in your </text:span><text:span text:style-name="T6">LListLab</text:span><text:span text:style-name="T3"> folder with all your other </text:span><text:span text:style-name="T6">LList</text:span><text:span text:style-name="T3"> files. The </text:span><text:span text:style-name="T6">CycleNums</text:span><text:span text:style-name="T3"> class will use the </text:span><text:span text:style-name="T6">LList</text:span><text:span text:style-name="T3"> class by creating a </text:span><text:span text:style-name="T6">LList</text:span><text:span text:style-name="T3"> object and calling its methods to manage the linked list needed by the application.</text:span></text:p>
      <text:p text:style-name="P4"/>
      <text:p text:style-name="P8">Here’s the problem:</text:p>
      <text:p text:style-name="P6"/>
      <text:p text:style-name="P7">Set up a list of numbers that contains 100 numbers with the pattern 1 <text:s/>2 <text:s/>3 <text:s/>4 <text:s/>repeating 25 times.</text:p>
      <text:p text:style-name="P6"><text:s text:c="39"/>1 <text:s text:c="2"/>2 <text:s text:c="2"/>3 <text:s text:c="2"/>4 <text:s text:c="2"/>1 <text:s text:c="2"/>2 <text:s text:c="3"/>3 <text:s text:c="2"/>4 <text:s text:c="2"/>… <text:s/>1 <text:s text:c="2"/>2 <text:s text:c="2"/>3 <text:s text:c="2"/>4</text:p>
      <text:p text:style-name="P6"/>
      <text:p text:style-name="P7">Start with an empty list and create the list by calling the <text:span text:style-name="T6">addToRear</text:span> function 100 times to append the correct number each time. (Obviously you will want to use a loop to do this.) </text:p>
      <text:p text:style-name="P7">Now play the following game. </text:p>
      <text:p text:style-name="P6"/>
      <text:p text:style-name="P7">Prompt the user to input a number between 10 and 35 to tell you how many cycles of the game you should play. <text:s/></text:p>
      <text:p text:style-name="P7"/>
      <text:p text:style-name="P7">For the first cycle you will remove the first number from the list. <text:s/>Since it is a 1, remove 1 additional number from the list and throw it away. Then remove the NEXT number from the front of list and append it to the end of the list. <text:s/>Thus, after one “cycle” of the game the list will contain only 98 numbers (since 2 were thrown away) and will look like this:</text:p>
      <text:p text:style-name="P6"/>
      <text:p text:style-name="P18"><text:s text:c="31"/>4 <text:s text:c="3"/>1 <text:s text:c="2"/>2 <text:s text:c="2"/>3 <text:s text:c="2"/>4 <text:s text:c="2"/>1 <text:s/>2 <text:s text:c="2"/>3 <text:s text:c="2"/>4 <text:s text:c="2"/>…. <text:s/>1 <text:s text:c="2"/>2 <text:s text:c="2"/>3 <text:s text:c="2"/>4 <text:s text:c="2"/><text:span text:style-name="T9">3</text:span> </text:p>
      <text:p text:style-name="P18"/>
      <text:p text:style-name="P7">For the second cycle, again remove the first number from the list. Since it is a 4, remove 4 additional numbers from the front of the list and throw them away. <text:s/>Then remove the next front number and append it to the back of the list. <text:s/>After this second cycle the list will contain just 93 numbers (since you just threw 5 away) list will look like this:</text:p>
      <text:p text:style-name="P6"/>
      <text:p text:style-name="P6"><text:s text:c="52"/>2 <text:s text:c="2"/>3 <text:s text:c="2"/>4 <text:s text:c="2"/>…. <text:s text:c="2"/>1 <text:s text:c="2"/>2 <text:s text:c="3"/>3 <text:s text:c="2"/>4 <text:s text:c="3"/>3 <text:s text:c="3"/><text:span text:style-name="T9">1</text:span> <text:s text:c="2"/></text:p>
      <text:p text:style-name="P6"/>
      <text:p text:style-name="P7">Continue following this pattern for each cycle. <text:s/>The object of the game is to report, after completing the number of cycles specified by the user, how many of each number still remains in the list and what the first number in the list is. <text:s/>Count the numbers <text:span text:style-name="T10">before</text:span> finding the final “head” number, since getting it will remove it from the list.</text:p>
      <text:p text:style-name="P6"/>
      <text:p text:style-name="P6">Here is output from a sample run:</text:p>
      <text:p text:style-name="P6"/>
      <text:p text:style-name="Standard"><text:span text:style-name="T11">Enter a number between 10 and 35 to tell me <text:line-break/>how many cycles of the numbers game to perform: </text:span><text:span text:style-name="T8">10</text:span></text:p>
      <text:p text:style-name="Standard"><text:span text:style-name="T12"><text:line-break/></text:span><text:span text:style-name="T11">After completing 10 cycles of the game <text:line-break/>the list still contains <text:line-break/></text:span><text:span text:style-name="T13"><text:line-break/></text:span><text:span text:style-name="T11">23 1s <text:line-break/>15 2s <text:line-break/>16 3s and <text:line-break/>15 4s. <text:line-break/>The first number in the list is a 2.<text:line-break/></text:span></text:p>
      <text:p text:style-name="Standard"><text:span text:style-name="T3">Hand in a listing of your </text:span><text:span text:style-name="T6">CycleNums.java</text:span> file and the output from running it using 10 cycles and 35 cyc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keep-with-next="always"/>
      <style:text-properties style:font-size-complex="10pt"/>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Default_20_Paragraph_20_Font" style:display-name="Default Paragraph Font" style:family="text"/>
    <style:style style:name="Balloon_20_Text_20_Char" style:display-name="Balloon Text Char" style:family="text">
      <style:text-properties style:font-name="Tahoma" fo:font-size="8pt" style:font-size-asian="8pt" style:font-name-complex="Tahoma"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6252in" fo:margin-bottom="0.6252in" fo:margin-left="1.25in" fo:margin-right="0.75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sson Set 16: Linked Lists</dc:title>
    <meta:initial-creator>NCC</meta:initial-creator>
    <meta:creation-date>2013-05-10T00:12:00</meta:creation-date>
    <dc:creator>Brent Gaither</dc:creator>
    <dc:date>2014-05-22T09:15:22</dc:date>
    <meta:print-date>2013-05-10T01:10:00</meta:print-date>
    <meta:editing-cycles>2</meta:editing-cycles>
    <meta:editing-duration>PT1M</meta:editing-duration>
    <meta:document-statistic meta:table-count="0" meta:image-count="0" meta:object-count="0" meta:page-count="3" meta:paragraph-count="66" meta:word-count="991" meta:character-count="5271"/>
    <meta:generator>OpenOffice.org/3.4$Unix OpenOffice.org_project/340m1$Build-9590</meta:generator>
  </office:meta>
</office:document-meta>
</file>